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34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/>
          <table:table-cell table:style-name="ce5" office:value-type="string" table:number-columns-spanned="8" table:number-rows-spanned="1">
            <text:p>Sprintbacklog time worke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6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7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5"/>
          <table:table-cell table:formula="of:=SUM([.C5:.I5])" office:value-type="float" office:value="2.5">
            <text:p>2,5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([.C6:.I6])" office:value-type="float" office:value="2">
            <text:p>2</text:p>
          </table:table-cell>
          <table:table-cell table:number-columns-repeated="1014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7" office:value-type="float" office:value="0">
            <text:p>0</text:p>
          </table:table-cell>
          <table:table-cell table:number-columns-repeated="7"/>
          <table:table-cell table:formula="of:=SUM([.C9:.I9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7"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table:formula="of:=SUM([.C10:.I10])" office:value-type="float" office:value="1.5">
            <text:p>1,5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formula="of:=SUM([.C11:.I11])" office:value-type="float" office:value="1">
            <text:p>1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7" office:value-type="float" office:value="1">
            <text:p>1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formula="of:=SUM([.C12:.I12])" office:value-type="float" office:value="0.5">
            <text:p>0,5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7" office:value-type="float" office:value="2">
            <text:p>2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table:formula="of:=SUM([.C13:.I13])" office:value-type="float" office:value="0.5">
            <text:p>0,5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SUM([.C14:.I14])" office:value-type="float" office:value="6">
            <text:p>6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7"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C15:.I15])" office:value-type="float" office:value="4">
            <text:p>4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([.C16:.I16])" office:value-type="float" office:value="1">
            <text:p>1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7" office:value-type="float" office:value="3">
            <text:p>3</text:p>
          </table:table-cell>
          <table:table-cell table:number-columns-repeated="5"/>
          <table:table-cell table:style-name="ce10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C17:.I17])" office:value-type="float" office:value="5">
            <text:p>5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7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C18:.I18])" office:value-type="float" office:value="5">
            <text:p>5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9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5">
            <text:p>5</text:p>
          </table:table-cell>
          <table:table-cell table:style-name="ce4" table:formula="of:=SUM([.D3:.D6];[.D9:.D18])" office:value-type="float" office:value="4.5">
            <text:p>4,5</text:p>
          </table:table-cell>
          <table:table-cell table:style-name="ce4" table:formula="of:=SUM([.E3:.E6];[.E9:.E18])" office:value-type="float" office:value="4">
            <text:p>4</text:p>
          </table:table-cell>
          <table:table-cell table:style-name="ce4" table:formula="of:=SUM([.F3:.F6];[.F9:.F18])" office:value-type="float" office:value="5">
            <text:p>5</text:p>
          </table:table-cell>
          <table:table-cell table:style-name="ce4" table:formula="of:=SUM([.G3:.G6];[.G9:.G18])" office:value-type="float" office:value="4">
            <text:p>4</text:p>
          </table:table-cell>
          <table:table-cell table:style-name="ce4" table:formula="of:=SUM([.H3:.H6];[.H9:.H18])" office:value-type="float" office:value="3.5">
            <text:p>3,5</text:p>
          </table:table-cell>
          <table:table-cell table:style-name="ce4" table:formula="of:=SUM([.I3:.I6];[.I9:.I18])" office:value-type="float" office:value="3">
            <text:p>3</text:p>
          </table:table-cell>
          <table:table-cell table:style-name="ce4" table:formula="of:=SUM([.J3:.J6];[.J9:.J18])" office:value-type="float" office:value="29">
            <text:p>29</text:p>
          </table:table-cell>
          <table:table-cell table:style-name="ce4" table:number-columns-repeated="1014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2014-01-06</text:date>, <text:time>16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6T16:30:39.65</dc:date>
    <dc:creator>Lotta Onsö</dc:creator>
    <meta:editing-duration>P3DT6H15M27S</meta:editing-duration>
    <meta:editing-cycles>16</meta:editing-cycles>
    <meta:generator>OpenOffice/4.0.0$Win32 OpenOffice.org_project/400m3$Build-9702</meta:generator>
    <meta:document-statistic meta:table-count="3" meta:cell-count="87" meta:object-count="0"/>
  </office:meta>
</office:document-meta>
</file>